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language="ru" fo:country="RU" style:font-size-asian="12pt" style:font-size-complex="12pt"/>
    </style:style>
    <style:style style:name="P3" style:family="paragraph" style:parent-style-name="Standard">
      <style:paragraph-properties fo:margin-left="0.025cm" fo:margin-right="0cm" fo:line-height="100%" fo:text-align="justify" style:justify-single-word="false" fo:text-indent="1.245cm" style:auto-text-indent="false" fo:background-color="#ffffff">
        <style:background-image/>
      </style:paragraph-properties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language="ru" fo:country="RU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Задание . Сериализа</text:span><text:bookmark text:name="_GoBack"/><text:span text:style-name="T3">ция</text:span></text:p>
      <text:p text:style-name="P2"/>
      <text:p text:style-name="P3"><text:span text:style-name="T1">Дана коллекция фильмов, содержащая информацию об актерах, снимавшихся в главных ролях (один актер мог сниматься и в нескольких фильмах). Необходимо написать приложение, позволяющее при запуске восстанавливать коллекцию фильмов, позволять ее модифицировать, а по завершении работы приложения – сохранять (в файл). Для восстановления</text:span><text:span text:style-name="T2">/</text:span><text:span text:style-name="T1">сохранения коллекции использовать <text:s/>сериализацию</text:span><text:span text:style-name="T2">/</text:span><text:span text:style-name="T1">десериализаци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5:17:39.42</meta:creation-date>
    <meta:document-statistic meta:table-count="0" meta:image-count="0" meta:object-count="0" meta:page-count="1" meta:paragraph-count="2" meta:word-count="48" meta:character-count="417"/>
    <dc:date>2015-08-10T15:18:40.47</dc:date>
    <meta:editing-duration>PT1M1S</meta:editing-duration>
    <meta:editing-cycles>1</meta:editing-cycles>
    <meta:generator>OpenOffice.org/3.4.1$Win32 OpenOffice.org_project/341m1$Build-9593</meta:generator>
  </office:meta>
</office:document-meta>
</file>